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209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3453in"/>
    </style:style>
    <style:style style:name="co5" style:family="table-column">
      <style:table-column-properties fo:break-before="auto" style:column-width="1.1598in"/>
    </style:style>
    <style:style style:name="co6" style:family="table-column">
      <style:table-column-properties fo:break-before="auto" style:column-width="1.0945in"/>
    </style:style>
    <style:style style:name="co7" style:family="table-column">
      <style:table-column-properties fo:break-before="auto" style:column-width="1.17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3" table:default-cell-style-name="ce2"/>
        <table:table-column table:style-name="co1" table:default-cell-style-name="ce2"/>
        <table:table-column table:style-name="co6" table:number-columns-repeated="8" table:default-cell-style-name="ce2"/>
        <table:table-column table:style-name="co7" table:number-columns-repeated="3" table:default-cell-style-name="ce2"/>
        <table:table-column table:style-name="co3" table:number-columns-repeated="1006" table:default-cell-style-name="Default"/>
        <table:table-row table:style-name="ro1">
          <table:table-cell table:style-name="ce1" office:value-type="string">
            <text:p>Material Name</text:p>
          </table:table-cell>
          <table:table-cell table:style-name="ce1" office:value-type="string">
            <text:p>+</text:p>
          </table:table-cell>
          <table:table-cell table:style-name="ce1" office:value-type="string">
            <text:p>Cost / lb.</text:p>
          </table:table-cell>
          <table:table-cell table:style-name="ce1"/>
          <table:table-cell table:style-name="ce1" office:value-type="string">
            <text:p>Studs for Leather</text:p>
          </table:table-cell>
          <table:table-cell table:style-name="ce1" office:value-type="string">
            <text:p>Recon Armor</text:p>
          </table:table-cell>
          <table:table-cell table:style-name="ce1" office:value-type="string">
            <text:p>Combat Armor</text:p>
          </table:table-cell>
          <table:table-cell table:style-name="ce1" office:value-type="string">
            <text:p>Chain Shirt</text:p>
          </table:table-cell>
          <table:table-cell table:style-name="ce1" office:value-type="string">
            <text:p>Scale Mail</text:p>
          </table:table-cell>
          <table:table-cell table:style-name="ce1" office:value-type="string">
            <text:p>Breastplate</text:p>
          </table:table-cell>
          <table:table-cell table:style-name="ce1" office:value-type="string">
            <text:p>Half-Plate</text:p>
          </table:table-cell>
          <table:table-cell table:style-name="ce1" office:value-type="string">
            <text:p>Ring Mail</text:p>
          </table:table-cell>
          <table:table-cell table:style-name="ce1" office:value-type="string">
            <text:p>Chain Mail</text:p>
          </table:table-cell>
          <table:table-cell table:style-name="ce1" office:value-type="string">
            <text:p>Splint Mail</text:p>
          </table:table-cell>
          <table:table-cell table:style-name="ce1" office:value-type="string">
            <text:p>Plate Mail</text:p>
          </table:table-cell>
          <table:table-cell table:style-name="ce1" office:value-type="string">
            <text:p>Tank Mail</text:p>
          </table:table-cell>
          <table:table-cell table:style-name="ce1" office:value-type="string">
            <text:p>Empty Power Armor</text:p>
          </table:table-cell>
          <table:table-cell table:style-name="ce1" office:value-type="string">
            <text:p>Full Power Armor</text:p>
          </table:table-cell>
          <table:table-cell table:style-name="ce1" table:number-columns-repeated="1006"/>
        </table:table-row>
        <table:table-row table:style-name="ro1">
          <table:table-cell table:number-columns-repeated="2"/>
          <table:table-cell table:style-name="Default"/>
          <table:table-cell office:value-type="string">
            <text:p>Lbs / unit + crafting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15">
            <text:p>415</text:p>
          </table:table-cell>
          <table:table-cell table:style-name="Default" office:value-type="float" office:value="775">
            <text:p>775</text:p>
          </table:table-cell>
          <table:table-cell table:style-name="Default" office:value-type="float" office:value="650">
            <text:p>650</text:p>
          </table:table-cell>
          <table:table-cell table:style-name="Default" office:value-type="float" office:value="1300">
            <text:p>1300</text:p>
          </table:table-cell>
          <table:table-cell table:style-name="Default" office:value-type="float" office:value="775">
            <text:p>775</text:p>
          </table:table-cell>
          <table:table-cell table:style-name="Default" office:value-type="float" office:value="825">
            <text:p>825</text:p>
          </table:table-cell>
          <table:table-cell table:style-name="Default" office:value-type="float" office:value="1150">
            <text:p>1150</text:p>
          </table:table-cell>
          <table:table-cell table:style-name="Default" office:value-type="float" office:value="2600">
            <text:p>2600</text:p>
          </table:table-cell>
          <table:table-cell table:style-name="Default" office:value-type="float" office:value="5840">
            <text:p>5840</text:p>
          </table:table-cell>
          <table:table-cell table:style-name="Default" office:value-type="float" office:value="12000">
            <text:p>12000</text:p>
          </table:table-cell>
          <table:table-cell table:style-name="Default" office:value-type="float" office:value="18000">
            <text:p>18000</text:p>
          </table:table-cell>
          <table:table-cell table:number-columns-repeated="1006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>
            <text:p>Iron</text:p>
          </table:table-cell>
          <table:table-cell office:value-type="float" office:value="0">
            <text:p>0</text:p>
          </table:table-cell>
          <table:table-cell office:value-type="currency" office:currency="USD" office:value="2.4">
            <text:p>$2.40</text:p>
          </table:table-cell>
          <table:table-cell/>
          <table:table-cell table:formula="of:=[.$C4]*[.E$2]" office:value-type="currency" office:currency="USD" office:value="21.6">
            <text:p>$21.60</text:p>
          </table:table-cell>
          <table:table-cell table:formula="of:=[.$C4]*[.F$2]" office:value-type="currency" office:currency="USD" office:value="43.2">
            <text:p>$43.20</text:p>
          </table:table-cell>
          <table:table-cell table:formula="of:=[.$C4]*[.G$2]" office:value-type="currency" office:currency="USD" office:value="67.2">
            <text:p>$67.20</text:p>
          </table:table-cell>
          <table:table-cell table:formula="of:=[.$C4]*[.H$2]" office:value-type="currency" office:currency="USD" office:value="996">
            <text:p>$996.00</text:p>
          </table:table-cell>
          <table:table-cell table:formula="of:=[.$C4]*[.I$2]" office:value-type="currency" office:currency="USD" office:value="1860">
            <text:p>$1,860.00</text:p>
          </table:table-cell>
          <table:table-cell table:formula="of:=[.$C4]*[.J$2]" office:value-type="currency" office:currency="USD" office:value="1560">
            <text:p>$1,560.00</text:p>
          </table:table-cell>
          <table:table-cell table:formula="of:=[.$C4]*[.K$2]" office:value-type="currency" office:currency="USD" office:value="3120">
            <text:p>$3,120.00</text:p>
          </table:table-cell>
          <table:table-cell table:formula="of:=[.$C4]*[.L$2]" office:value-type="currency" office:currency="USD" office:value="1860">
            <text:p>$1,860.00</text:p>
          </table:table-cell>
          <table:table-cell table:formula="of:=[.$C4]*[.M$2]" office:value-type="currency" office:currency="USD" office:value="1980">
            <text:p>$1,980.00</text:p>
          </table:table-cell>
          <table:table-cell table:formula="of:=[.$C4]*[.N$2]" office:value-type="currency" office:currency="USD" office:value="2760">
            <text:p>$2,760.00</text:p>
          </table:table-cell>
          <table:table-cell table:formula="of:=[.$C4]*[.O$2]" office:value-type="currency" office:currency="USD" office:value="6240">
            <text:p>$6,240.00</text:p>
          </table:table-cell>
          <table:table-cell table:formula="of:=[.$C4]*[.P$2]" office:value-type="currency" office:currency="USD" office:value="14016">
            <text:p>$14,016.00</text:p>
          </table:table-cell>
          <table:table-cell table:formula="of:=[.$C4]*[.Q$2]" office:value-type="currency" office:currency="USD" office:value="28800">
            <text:p>$28,800.00</text:p>
          </table:table-cell>
          <table:table-cell table:formula="of:=[.$C4]*[.R$2]" office:value-type="currency" office:currency="USD" office:value="43200">
            <text:p>$43,200.00</text:p>
          </table:table-cell>
          <table:table-cell table:number-columns-repeated="1006"/>
        </table:table-row>
        <table:table-row table:style-name="ro1">
          <table:table-cell office:value-type="string">
            <text:p>Lead</text:p>
          </table:table-cell>
          <table:table-cell office:value-type="float" office:value="0">
            <text:p>0</text:p>
          </table:table-cell>
          <table:table-cell office:value-type="currency" office:currency="USD" office:value="2.3">
            <text:p>$2.30</text:p>
          </table:table-cell>
          <table:table-cell/>
          <table:table-cell table:formula="of:=[.$C5]*[.E$2]" office:value-type="currency" office:currency="USD" office:value="20.7">
            <text:p>$20.70</text:p>
          </table:table-cell>
          <table:table-cell table:formula="of:=[.$C5]*[.F$2]" office:value-type="currency" office:currency="USD" office:value="41.4">
            <text:p>$41.40</text:p>
          </table:table-cell>
          <table:table-cell table:formula="of:=[.$C5]*[.G$2]" office:value-type="currency" office:currency="USD" office:value="64.4">
            <text:p>$64.40</text:p>
          </table:table-cell>
          <table:table-cell table:formula="of:=[.$C5]*[.H$2]" office:value-type="currency" office:currency="USD" office:value="954.5">
            <text:p>$954.50</text:p>
          </table:table-cell>
          <table:table-cell table:formula="of:=[.$C5]*[.I$2]" office:value-type="currency" office:currency="USD" office:value="1782.5">
            <text:p>$1,782.50</text:p>
          </table:table-cell>
          <table:table-cell table:formula="of:=[.$C5]*[.J$2]" office:value-type="currency" office:currency="USD" office:value="1495">
            <text:p>$1,495.00</text:p>
          </table:table-cell>
          <table:table-cell table:formula="of:=[.$C5]*[.K$2]" office:value-type="currency" office:currency="USD" office:value="2990">
            <text:p>$2,990.00</text:p>
          </table:table-cell>
          <table:table-cell table:formula="of:=[.$C5]*[.L$2]" office:value-type="currency" office:currency="USD" office:value="1782.5">
            <text:p>$1,782.50</text:p>
          </table:table-cell>
          <table:table-cell table:formula="of:=[.$C5]*[.M$2]" office:value-type="currency" office:currency="USD" office:value="1897.5">
            <text:p>$1,897.50</text:p>
          </table:table-cell>
          <table:table-cell table:formula="of:=[.$C5]*[.N$2]" office:value-type="currency" office:currency="USD" office:value="2645">
            <text:p>$2,645.00</text:p>
          </table:table-cell>
          <table:table-cell table:formula="of:=[.$C5]*[.O$2]" office:value-type="currency" office:currency="USD" office:value="5980">
            <text:p>$5,980.00</text:p>
          </table:table-cell>
          <table:table-cell table:formula="of:=[.$C5]*[.P$2]" office:value-type="currency" office:currency="USD" office:value="13432">
            <text:p>$13,432.00</text:p>
          </table:table-cell>
          <table:table-cell table:formula="of:=[.$C5]*[.Q$2]" office:value-type="currency" office:currency="USD" office:value="27600">
            <text:p>$27,600.00</text:p>
          </table:table-cell>
          <table:table-cell table:formula="of:=[.$C5]*[.R$2]" office:value-type="currency" office:currency="USD" office:value="41400">
            <text:p>$41,400.00</text:p>
          </table:table-cell>
          <table:table-cell table:number-columns-repeated="1006"/>
        </table:table-row>
        <table:table-row table:style-name="ro1">
          <table:table-cell office:value-type="string">
            <text:p>Bronze</text:p>
          </table:table-cell>
          <table:table-cell office:value-type="float" office:value="0">
            <text:p>0</text:p>
          </table:table-cell>
          <table:table-cell office:value-type="currency" office:currency="USD" office:value="12.3">
            <text:p>$12.30</text:p>
          </table:table-cell>
          <table:table-cell/>
          <table:table-cell table:formula="of:=[.$C6]*[.E$2]" office:value-type="currency" office:currency="USD" office:value="110.7">
            <text:p>$110.70</text:p>
          </table:table-cell>
          <table:table-cell table:formula="of:=[.$C6]*[.F$2]" office:value-type="currency" office:currency="USD" office:value="221.4">
            <text:p>$221.40</text:p>
          </table:table-cell>
          <table:table-cell table:formula="of:=[.$C6]*[.G$2]" office:value-type="currency" office:currency="USD" office:value="344.4">
            <text:p>$344.40</text:p>
          </table:table-cell>
          <table:table-cell table:formula="of:=[.$C6]*[.H$2]" office:value-type="currency" office:currency="USD" office:value="5104.5">
            <text:p>$5,104.50</text:p>
          </table:table-cell>
          <table:table-cell table:formula="of:=[.$C6]*[.I$2]" office:value-type="currency" office:currency="USD" office:value="9532.5">
            <text:p>$9,532.50</text:p>
          </table:table-cell>
          <table:table-cell table:formula="of:=[.$C6]*[.J$2]" office:value-type="currency" office:currency="USD" office:value="7995">
            <text:p>$7,995.00</text:p>
          </table:table-cell>
          <table:table-cell table:formula="of:=[.$C6]*[.K$2]" office:value-type="currency" office:currency="USD" office:value="15990">
            <text:p>$15,990.00</text:p>
          </table:table-cell>
          <table:table-cell table:formula="of:=[.$C6]*[.L$2]" office:value-type="currency" office:currency="USD" office:value="9532.5">
            <text:p>$9,532.50</text:p>
          </table:table-cell>
          <table:table-cell table:formula="of:=[.$C6]*[.M$2]" office:value-type="currency" office:currency="USD" office:value="10147.5">
            <text:p>$10,147.50</text:p>
          </table:table-cell>
          <table:table-cell table:formula="of:=[.$C6]*[.N$2]" office:value-type="currency" office:currency="USD" office:value="14145">
            <text:p>$14,145.00</text:p>
          </table:table-cell>
          <table:table-cell table:formula="of:=[.$C6]*[.O$2]" office:value-type="currency" office:currency="USD" office:value="31980">
            <text:p>$31,980.00</text:p>
          </table:table-cell>
          <table:table-cell table:formula="of:=[.$C6]*[.P$2]" office:value-type="currency" office:currency="USD" office:value="71832">
            <text:p>$71,832.00</text:p>
          </table:table-cell>
          <table:table-cell table:formula="of:=[.$C6]*[.Q$2]" office:value-type="currency" office:currency="USD" office:value="147600">
            <text:p>$147,600.00</text:p>
          </table:table-cell>
          <table:table-cell table:formula="of:=[.$C6]*[.R$2]" office:value-type="currency" office:currency="USD" office:value="221400">
            <text:p>$221,400.00</text:p>
          </table:table-cell>
          <table:table-cell table:number-columns-repeated="1006"/>
        </table:table-row>
        <table:table-row table:style-name="ro1">
          <table:table-cell office:value-type="string">
            <text:p>Steel</text:p>
          </table:table-cell>
          <table:table-cell office:value-type="float" office:value="0">
            <text:p>0</text:p>
          </table:table-cell>
          <table:table-cell office:value-type="currency" office:currency="USD" office:value="6.8">
            <text:p>$6.80</text:p>
          </table:table-cell>
          <table:table-cell/>
          <table:table-cell table:formula="of:=[.$C7]*[.E$2]" office:value-type="currency" office:currency="USD" office:value="61.2">
            <text:p>$61.20</text:p>
          </table:table-cell>
          <table:table-cell table:formula="of:=[.$C7]*[.F$2]" office:value-type="currency" office:currency="USD" office:value="122.4">
            <text:p>$122.40</text:p>
          </table:table-cell>
          <table:table-cell table:formula="of:=[.$C7]*[.G$2]" office:value-type="currency" office:currency="USD" office:value="190.4">
            <text:p>$190.40</text:p>
          </table:table-cell>
          <table:table-cell table:formula="of:=[.$C7]*[.H$2]" office:value-type="currency" office:currency="USD" office:value="2822">
            <text:p>$2,822.00</text:p>
          </table:table-cell>
          <table:table-cell table:formula="of:=[.$C7]*[.I$2]" office:value-type="currency" office:currency="USD" office:value="5270">
            <text:p>$5,270.00</text:p>
          </table:table-cell>
          <table:table-cell table:formula="of:=[.$C7]*[.J$2]" office:value-type="currency" office:currency="USD" office:value="4420">
            <text:p>$4,420.00</text:p>
          </table:table-cell>
          <table:table-cell table:formula="of:=[.$C7]*[.K$2]" office:value-type="currency" office:currency="USD" office:value="8840">
            <text:p>$8,840.00</text:p>
          </table:table-cell>
          <table:table-cell table:formula="of:=[.$C7]*[.L$2]" office:value-type="currency" office:currency="USD" office:value="5270">
            <text:p>$5,270.00</text:p>
          </table:table-cell>
          <table:table-cell table:formula="of:=[.$C7]*[.M$2]" office:value-type="currency" office:currency="USD" office:value="5610">
            <text:p>$5,610.00</text:p>
          </table:table-cell>
          <table:table-cell table:formula="of:=[.$C7]*[.N$2]" office:value-type="currency" office:currency="USD" office:value="7820">
            <text:p>$7,820.00</text:p>
          </table:table-cell>
          <table:table-cell table:formula="of:=[.$C7]*[.O$2]" office:value-type="currency" office:currency="USD" office:value="17680">
            <text:p>$17,680.00</text:p>
          </table:table-cell>
          <table:table-cell table:formula="of:=[.$C7]*[.P$2]" office:value-type="currency" office:currency="USD" office:value="39712">
            <text:p>$39,712.00</text:p>
          </table:table-cell>
          <table:table-cell table:formula="of:=[.$C7]*[.Q$2]" office:value-type="currency" office:currency="USD" office:value="81600">
            <text:p>$81,600.00</text:p>
          </table:table-cell>
          <table:table-cell table:formula="of:=[.$C7]*[.R$2]" office:value-type="currency" office:currency="USD" office:value="122400">
            <text:p>$122,400.00</text:p>
          </table:table-cell>
          <table:table-cell table:number-columns-repeated="1006"/>
        </table:table-row>
        <table:table-row table:style-name="ro1">
          <table:table-cell office:value-type="string">
            <text:p>Chitin</text:p>
          </table:table-cell>
          <table:table-cell office:value-type="float" office:value="1">
            <text:p>1</text:p>
          </table:table-cell>
          <table:table-cell office:value-type="currency" office:currency="USD" office:value="3.2">
            <text:p>$3.20</text:p>
          </table:table-cell>
          <table:table-cell/>
          <table:table-cell table:formula="of:=[.$C8]*[.E$2]" office:value-type="currency" office:currency="USD" office:value="28.8">
            <text:p>$28.80</text:p>
          </table:table-cell>
          <table:table-cell table:formula="of:=[.$C8]*[.F$2]" office:value-type="currency" office:currency="USD" office:value="57.6">
            <text:p>$57.60</text:p>
          </table:table-cell>
          <table:table-cell table:formula="of:=[.$C8]*[.G$2]" office:value-type="currency" office:currency="USD" office:value="89.6">
            <text:p>$89.60</text:p>
          </table:table-cell>
          <table:table-cell table:formula="of:=[.$C8]*[.H$2]" office:value-type="currency" office:currency="USD" office:value="1328">
            <text:p>$1,328.00</text:p>
          </table:table-cell>
          <table:table-cell table:formula="of:=[.$C8]*[.I$2]" office:value-type="currency" office:currency="USD" office:value="2480">
            <text:p>$2,480.00</text:p>
          </table:table-cell>
          <table:table-cell table:formula="of:=[.$C8]*[.J$2]" office:value-type="currency" office:currency="USD" office:value="2080">
            <text:p>$2,080.00</text:p>
          </table:table-cell>
          <table:table-cell table:formula="of:=[.$C8]*[.K$2]" office:value-type="currency" office:currency="USD" office:value="4160">
            <text:p>$4,160.00</text:p>
          </table:table-cell>
          <table:table-cell table:formula="of:=[.$C8]*[.L$2]" office:value-type="currency" office:currency="USD" office:value="2480">
            <text:p>$2,480.00</text:p>
          </table:table-cell>
          <table:table-cell table:formula="of:=[.$C8]*[.M$2]" office:value-type="currency" office:currency="USD" office:value="2640">
            <text:p>$2,640.00</text:p>
          </table:table-cell>
          <table:table-cell table:formula="of:=[.$C8]*[.N$2]" office:value-type="currency" office:currency="USD" office:value="3680">
            <text:p>$3,680.00</text:p>
          </table:table-cell>
          <table:table-cell table:formula="of:=[.$C8]*[.O$2]" office:value-type="currency" office:currency="USD" office:value="8320">
            <text:p>$8,320.00</text:p>
          </table:table-cell>
          <table:table-cell table:formula="of:=[.$C8]*[.P$2]" office:value-type="currency" office:currency="USD" office:value="18688">
            <text:p>$18,688.00</text:p>
          </table:table-cell>
          <table:table-cell table:formula="of:=[.$C8]*[.Q$2]" office:value-type="currency" office:currency="USD" office:value="38400">
            <text:p>$38,400.00</text:p>
          </table:table-cell>
          <table:table-cell table:formula="of:=[.$C8]*[.R$2]" office:value-type="currency" office:currency="USD" office:value="57600">
            <text:p>$57,600.00</text:p>
          </table:table-cell>
          <table:table-cell table:number-columns-repeated="1006"/>
        </table:table-row>
        <table:table-row table:style-name="ro1"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office:value-type="currency" office:currency="USD" office:value="64">
            <text:p>$64.00</text:p>
          </table:table-cell>
          <table:table-cell/>
          <table:table-cell table:formula="of:=[.$C9]*[.E$2]" office:value-type="currency" office:currency="USD" office:value="576">
            <text:p>$576.00</text:p>
          </table:table-cell>
          <table:table-cell table:formula="of:=[.$C9]*[.F$2]" office:value-type="currency" office:currency="USD" office:value="1152">
            <text:p>$1,152.00</text:p>
          </table:table-cell>
          <table:table-cell table:formula="of:=[.$C9]*[.G$2]" office:value-type="currency" office:currency="USD" office:value="1792">
            <text:p>$1,792.00</text:p>
          </table:table-cell>
          <table:table-cell table:formula="of:=[.$C9]*[.H$2]" office:value-type="currency" office:currency="USD" office:value="26560">
            <text:p>$26,560.00</text:p>
          </table:table-cell>
          <table:table-cell table:formula="of:=[.$C9]*[.I$2]" office:value-type="currency" office:currency="USD" office:value="49600">
            <text:p>$49,600.00</text:p>
          </table:table-cell>
          <table:table-cell table:formula="of:=[.$C9]*[.J$2]" office:value-type="currency" office:currency="USD" office:value="41600">
            <text:p>$41,600.00</text:p>
          </table:table-cell>
          <table:table-cell table:formula="of:=[.$C9]*[.K$2]" office:value-type="currency" office:currency="USD" office:value="83200">
            <text:p>$83,200.00</text:p>
          </table:table-cell>
          <table:table-cell table:formula="of:=[.$C9]*[.L$2]" office:value-type="currency" office:currency="USD" office:value="49600">
            <text:p>$49,600.00</text:p>
          </table:table-cell>
          <table:table-cell table:formula="of:=[.$C9]*[.M$2]" office:value-type="currency" office:currency="USD" office:value="52800">
            <text:p>$52,800.00</text:p>
          </table:table-cell>
          <table:table-cell table:formula="of:=[.$C9]*[.N$2]" office:value-type="currency" office:currency="USD" office:value="73600">
            <text:p>$73,600.00</text:p>
          </table:table-cell>
          <table:table-cell table:formula="of:=[.$C9]*[.O$2]" office:value-type="currency" office:currency="USD" office:value="166400">
            <text:p>$166,400.00</text:p>
          </table:table-cell>
          <table:table-cell table:formula="of:=[.$C9]*[.P$2]" office:value-type="currency" office:currency="USD" office:value="373760">
            <text:p>$373,760.00</text:p>
          </table:table-cell>
          <table:table-cell table:formula="of:=[.$C9]*[.Q$2]" office:value-type="currency" office:currency="USD" office:value="768000">
            <text:p>$768,000.00</text:p>
          </table:table-cell>
          <table:table-cell table:formula="of:=[.$C9]*[.R$2]" office:value-type="currency" office:currency="USD" office:value="1152000">
            <text:p>$1,152,000.00</text:p>
          </table:table-cell>
          <table:table-cell table:number-columns-repeated="1006"/>
        </table:table-row>
        <table:table-row table:style-name="ro1">
          <table:table-cell office:value-type="string">
            <text:p>Tinker's Bronze</text:p>
          </table:table-cell>
          <table:table-cell office:value-type="float" office:value="1">
            <text:p>1</text:p>
          </table:table-cell>
          <table:table-cell office:value-type="currency" office:currency="USD" office:value="36.75">
            <text:p>$36.75</text:p>
          </table:table-cell>
          <table:table-cell/>
          <table:table-cell table:formula="of:=[.$C10]*[.E$2]" office:value-type="currency" office:currency="USD" office:value="330.75">
            <text:p>$330.75</text:p>
          </table:table-cell>
          <table:table-cell table:formula="of:=[.$C10]*[.F$2]" office:value-type="currency" office:currency="USD" office:value="661.5">
            <text:p>$661.50</text:p>
          </table:table-cell>
          <table:table-cell table:formula="of:=[.$C10]*[.G$2]" office:value-type="currency" office:currency="USD" office:value="1029">
            <text:p>$1,029.00</text:p>
          </table:table-cell>
          <table:table-cell table:formula="of:=[.$C10]*[.H$2]" office:value-type="currency" office:currency="USD" office:value="15251.25">
            <text:p>$15,251.25</text:p>
          </table:table-cell>
          <table:table-cell table:formula="of:=[.$C10]*[.I$2]" office:value-type="currency" office:currency="USD" office:value="28481.25">
            <text:p>$28,481.25</text:p>
          </table:table-cell>
          <table:table-cell table:formula="of:=[.$C10]*[.J$2]" office:value-type="currency" office:currency="USD" office:value="23887.5">
            <text:p>$23,887.50</text:p>
          </table:table-cell>
          <table:table-cell table:formula="of:=[.$C10]*[.K$2]" office:value-type="currency" office:currency="USD" office:value="47775">
            <text:p>$47,775.00</text:p>
          </table:table-cell>
          <table:table-cell table:formula="of:=[.$C10]*[.L$2]" office:value-type="currency" office:currency="USD" office:value="28481.25">
            <text:p>$28,481.25</text:p>
          </table:table-cell>
          <table:table-cell table:formula="of:=[.$C10]*[.M$2]" office:value-type="currency" office:currency="USD" office:value="30318.75">
            <text:p>$30,318.75</text:p>
          </table:table-cell>
          <table:table-cell table:formula="of:=[.$C10]*[.N$2]" office:value-type="currency" office:currency="USD" office:value="42262.5">
            <text:p>$42,262.50</text:p>
          </table:table-cell>
          <table:table-cell table:formula="of:=[.$C10]*[.O$2]" office:value-type="currency" office:currency="USD" office:value="95550">
            <text:p>$95,550.00</text:p>
          </table:table-cell>
          <table:table-cell table:formula="of:=[.$C10]*[.P$2]" office:value-type="currency" office:currency="USD" office:value="214620">
            <text:p>$214,620.00</text:p>
          </table:table-cell>
          <table:table-cell table:formula="of:=[.$C10]*[.Q$2]" office:value-type="currency" office:currency="USD" office:value="441000">
            <text:p>$441,000.00</text:p>
          </table:table-cell>
          <table:table-cell table:formula="of:=[.$C10]*[.R$2]" office:value-type="currency" office:currency="USD" office:value="661500">
            <text:p>$661,500.00</text:p>
          </table:table-cell>
          <table:table-cell table:number-columns-repeated="1006"/>
        </table:table-row>
        <table:table-row table:style-name="ro1">
          <table:table-cell office:value-type="string">
            <text:p>Platinum</text:p>
          </table:table-cell>
          <table:table-cell office:value-type="float" office:value="2">
            <text:p>2</text:p>
          </table:table-cell>
          <table:table-cell office:value-type="currency" office:currency="USD" office:value="6400">
            <text:p>$6,400.00</text:p>
          </table:table-cell>
          <table:table-cell/>
          <table:table-cell table:formula="of:=[.$C11]*[.E$2]" office:value-type="currency" office:currency="USD" office:value="57600">
            <text:p>$57,600.00</text:p>
          </table:table-cell>
          <table:table-cell table:formula="of:=[.$C11]*[.F$2]" office:value-type="currency" office:currency="USD" office:value="115200">
            <text:p>$115,200.00</text:p>
          </table:table-cell>
          <table:table-cell table:formula="of:=[.$C11]*[.G$2]" office:value-type="currency" office:currency="USD" office:value="179200">
            <text:p>$179,200.00</text:p>
          </table:table-cell>
          <table:table-cell table:formula="of:=[.$C11]*[.H$2]" office:value-type="currency" office:currency="USD" office:value="2656000">
            <text:p>$2,656,000.00</text:p>
          </table:table-cell>
          <table:table-cell table:formula="of:=[.$C11]*[.I$2]" office:value-type="currency" office:currency="USD" office:value="4960000">
            <text:p>$4,960,000.00</text:p>
          </table:table-cell>
          <table:table-cell table:formula="of:=[.$C11]*[.J$2]" office:value-type="currency" office:currency="USD" office:value="4160000">
            <text:p>$4,160,000.00</text:p>
          </table:table-cell>
          <table:table-cell table:formula="of:=[.$C11]*[.K$2]" office:value-type="currency" office:currency="USD" office:value="8320000">
            <text:p>$8,320,000.00</text:p>
          </table:table-cell>
          <table:table-cell table:formula="of:=[.$C11]*[.L$2]" office:value-type="currency" office:currency="USD" office:value="4960000">
            <text:p>$4,960,000.00</text:p>
          </table:table-cell>
          <table:table-cell table:formula="of:=[.$C11]*[.M$2]" office:value-type="currency" office:currency="USD" office:value="5280000">
            <text:p>$5,280,000.00</text:p>
          </table:table-cell>
          <table:table-cell table:formula="of:=[.$C11]*[.N$2]" office:value-type="currency" office:currency="USD" office:value="7360000">
            <text:p>$7,360,000.00</text:p>
          </table:table-cell>
          <table:table-cell table:formula="of:=[.$C11]*[.O$2]" office:value-type="currency" office:currency="USD" office:value="16640000">
            <text:p>$16,640,000.00</text:p>
          </table:table-cell>
          <table:table-cell table:formula="of:=[.$C11]*[.P$2]" office:value-type="currency" office:currency="USD" office:value="37376000">
            <text:p>$37,376,000.00</text:p>
          </table:table-cell>
          <table:table-cell table:formula="of:=[.$C11]*[.Q$2]" office:value-type="currency" office:currency="USD" office:value="76800000">
            <text:p>$76,800,000.00</text:p>
          </table:table-cell>
          <table:table-cell table:formula="of:=[.$C11]*[.R$2]" office:value-type="currency" office:currency="USD" office:value="115200000">
            <text:p>$115,200,000.00</text:p>
          </table:table-cell>
          <table:table-cell table:number-columns-repeated="1006"/>
        </table:table-row>
        <table:table-row table:style-name="ro2">
          <table:table-cell office:value-type="string">
            <text:p>Darksteel</text:p>
          </table:table-cell>
          <table:table-cell office:value-type="float" office:value="2">
            <text:p>2</text:p>
          </table:table-cell>
          <table:table-cell office:value-type="currency" office:currency="USD" office:value="18.9">
            <text:p>$18.90</text:p>
          </table:table-cell>
          <table:table-cell/>
          <table:table-cell table:formula="of:=[.$C12]*[.E$2]" office:value-type="currency" office:currency="USD" office:value="170.1">
            <text:p>$170.10</text:p>
          </table:table-cell>
          <table:table-cell table:formula="of:=[.$C12]*[.F$2]" office:value-type="currency" office:currency="USD" office:value="340.2">
            <text:p>$340.20</text:p>
          </table:table-cell>
          <table:table-cell table:formula="of:=[.$C12]*[.G$2]" office:value-type="currency" office:currency="USD" office:value="529.2">
            <text:p>$529.20</text:p>
          </table:table-cell>
          <table:table-cell table:formula="of:=[.$C12]*[.H$2]" office:value-type="currency" office:currency="USD" office:value="7843.5">
            <text:p>$7,843.50</text:p>
          </table:table-cell>
          <table:table-cell table:formula="of:=[.$C12]*[.I$2]" office:value-type="currency" office:currency="USD" office:value="14647.5">
            <text:p>$14,647.50</text:p>
          </table:table-cell>
          <table:table-cell table:formula="of:=[.$C12]*[.J$2]" office:value-type="currency" office:currency="USD" office:value="12285">
            <text:p>$12,285.00</text:p>
          </table:table-cell>
          <table:table-cell table:formula="of:=[.$C12]*[.K$2]" office:value-type="currency" office:currency="USD" office:value="24570">
            <text:p>$24,570.00</text:p>
          </table:table-cell>
          <table:table-cell table:formula="of:=[.$C12]*[.L$2]" office:value-type="currency" office:currency="USD" office:value="14647.5">
            <text:p>$14,647.50</text:p>
          </table:table-cell>
          <table:table-cell table:formula="of:=[.$C12]*[.M$2]" office:value-type="currency" office:currency="USD" office:value="15592.5">
            <text:p>$15,592.50</text:p>
          </table:table-cell>
          <table:table-cell table:formula="of:=[.$C12]*[.N$2]" office:value-type="currency" office:currency="USD" office:value="21735">
            <text:p>$21,735.00</text:p>
          </table:table-cell>
          <table:table-cell table:formula="of:=[.$C12]*[.O$2]" office:value-type="currency" office:currency="USD" office:value="49140">
            <text:p>$49,140.00</text:p>
          </table:table-cell>
          <table:table-cell table:formula="of:=[.$C12]*[.P$2]" office:value-type="currency" office:currency="USD" office:value="110376">
            <text:p>$110,376.00</text:p>
          </table:table-cell>
          <table:table-cell table:formula="of:=[.$C12]*[.Q$2]" office:value-type="currency" office:currency="USD" office:value="226800">
            <text:p>$226,800.00</text:p>
          </table:table-cell>
          <table:table-cell table:formula="of:=[.$C12]*[.R$2]" office:value-type="currency" office:currency="USD" office:value="340200">
            <text:p>$340,200.00</text:p>
          </table:table-cell>
          <table:table-cell table:number-columns-repeated="1006"/>
        </table:table-row>
        <table:table-row table:style-name="ro1">
          <table:table-cell office:value-type="string">
            <text:p>Chaotic Gold</text:p>
          </table:table-cell>
          <table:table-cell office:value-type="float" office:value="2">
            <text:p>2</text:p>
          </table:table-cell>
          <table:table-cell office:value-type="currency" office:currency="USD" office:value="873">
            <text:p>$873.00</text:p>
          </table:table-cell>
          <table:table-cell/>
          <table:table-cell table:formula="of:=[.$C13]*[.E$2]" office:value-type="currency" office:currency="USD" office:value="7857">
            <text:p>$7,857.00</text:p>
          </table:table-cell>
          <table:table-cell table:formula="of:=[.$C13]*[.F$2]" office:value-type="currency" office:currency="USD" office:value="15714">
            <text:p>$15,714.00</text:p>
          </table:table-cell>
          <table:table-cell table:formula="of:=[.$C13]*[.G$2]" office:value-type="currency" office:currency="USD" office:value="24444">
            <text:p>$24,444.00</text:p>
          </table:table-cell>
          <table:table-cell table:formula="of:=[.$C13]*[.H$2]" office:value-type="currency" office:currency="USD" office:value="362295">
            <text:p>$362,295.00</text:p>
          </table:table-cell>
          <table:table-cell table:formula="of:=[.$C13]*[.I$2]" office:value-type="currency" office:currency="USD" office:value="676575">
            <text:p>$676,575.00</text:p>
          </table:table-cell>
          <table:table-cell table:formula="of:=[.$C13]*[.J$2]" office:value-type="currency" office:currency="USD" office:value="567450">
            <text:p>$567,450.00</text:p>
          </table:table-cell>
          <table:table-cell table:formula="of:=[.$C13]*[.K$2]" office:value-type="currency" office:currency="USD" office:value="1134900">
            <text:p>$1,134,900.00</text:p>
          </table:table-cell>
          <table:table-cell table:formula="of:=[.$C13]*[.L$2]" office:value-type="currency" office:currency="USD" office:value="676575">
            <text:p>$676,575.00</text:p>
          </table:table-cell>
          <table:table-cell table:formula="of:=[.$C13]*[.M$2]" office:value-type="currency" office:currency="USD" office:value="720225">
            <text:p>$720,225.00</text:p>
          </table:table-cell>
          <table:table-cell table:formula="of:=[.$C13]*[.N$2]" office:value-type="currency" office:currency="USD" office:value="1003950">
            <text:p>$1,003,950.00</text:p>
          </table:table-cell>
          <table:table-cell table:formula="of:=[.$C13]*[.O$2]" office:value-type="currency" office:currency="USD" office:value="2269800">
            <text:p>$2,269,800.00</text:p>
          </table:table-cell>
          <table:table-cell table:formula="of:=[.$C13]*[.P$2]" office:value-type="currency" office:currency="USD" office:value="5098320">
            <text:p>$5,098,320.00</text:p>
          </table:table-cell>
          <table:table-cell table:formula="of:=[.$C13]*[.Q$2]" office:value-type="currency" office:currency="USD" office:value="10476000">
            <text:p>$10,476,000.00</text:p>
          </table:table-cell>
          <table:table-cell table:formula="of:=[.$C13]*[.R$2]" office:value-type="currency" office:currency="USD" office:value="15714000">
            <text:p>$15,714,000.00</text:p>
          </table:table-cell>
          <table:table-cell table:number-columns-repeated="1006"/>
        </table:table-row>
        <table:table-row table:style-name="ro1">
          <table:table-cell office:value-type="string">
            <text:p>Adamentine</text:p>
          </table:table-cell>
          <table:table-cell office:value-type="float" office:value="3">
            <text:p>3</text:p>
          </table:table-cell>
          <table:table-cell office:value-type="currency" office:currency="USD" office:value="12800">
            <text:p>$12,800.00</text:p>
          </table:table-cell>
          <table:table-cell/>
          <table:table-cell table:formula="of:=[.$C14]*[.E$2]" office:value-type="currency" office:currency="USD" office:value="115200">
            <text:p>$115,200.00</text:p>
          </table:table-cell>
          <table:table-cell table:formula="of:=[.$C14]*[.F$2]" office:value-type="currency" office:currency="USD" office:value="230400">
            <text:p>$230,400.00</text:p>
          </table:table-cell>
          <table:table-cell table:formula="of:=[.$C14]*[.G$2]" office:value-type="currency" office:currency="USD" office:value="358400">
            <text:p>$358,400.00</text:p>
          </table:table-cell>
          <table:table-cell table:formula="of:=[.$C14]*[.H$2]" office:value-type="currency" office:currency="USD" office:value="5312000">
            <text:p>$5,312,000.00</text:p>
          </table:table-cell>
          <table:table-cell table:formula="of:=[.$C14]*[.I$2]" office:value-type="currency" office:currency="USD" office:value="9920000">
            <text:p>$9,920,000.00</text:p>
          </table:table-cell>
          <table:table-cell table:formula="of:=[.$C14]*[.J$2]" office:value-type="currency" office:currency="USD" office:value="8320000">
            <text:p>$8,320,000.00</text:p>
          </table:table-cell>
          <table:table-cell table:formula="of:=[.$C14]*[.K$2]" office:value-type="currency" office:currency="USD" office:value="16640000">
            <text:p>$16,640,000.00</text:p>
          </table:table-cell>
          <table:table-cell table:formula="of:=[.$C14]*[.L$2]" office:value-type="currency" office:currency="USD" office:value="9920000">
            <text:p>$9,920,000.00</text:p>
          </table:table-cell>
          <table:table-cell table:formula="of:=[.$C14]*[.M$2]" office:value-type="currency" office:currency="USD" office:value="10560000">
            <text:p>$10,560,000.00</text:p>
          </table:table-cell>
          <table:table-cell table:formula="of:=[.$C14]*[.N$2]" office:value-type="currency" office:currency="USD" office:value="14720000">
            <text:p>$14,720,000.00</text:p>
          </table:table-cell>
          <table:table-cell table:formula="of:=[.$C14]*[.O$2]" office:value-type="currency" office:currency="USD" office:value="33280000">
            <text:p>$33,280,000.00</text:p>
          </table:table-cell>
          <table:table-cell table:formula="of:=[.$C14]*[.P$2]" office:value-type="currency" office:currency="USD" office:value="74752000">
            <text:p>$74,752,000.00</text:p>
          </table:table-cell>
          <table:table-cell table:formula="of:=[.$C14]*[.Q$2]" office:value-type="currency" office:currency="USD" office:value="153600000">
            <text:p>$153,600,000.00</text:p>
          </table:table-cell>
          <table:table-cell table:formula="of:=[.$C14]*[.R$2]" office:value-type="currency" office:currency="USD" office:value="230400000">
            <text:p>$230,400,000.00</text:p>
          </table:table-cell>
          <table:table-cell table:number-columns-repeated="1006"/>
        </table:table-row>
        <table:table-row table:style-name="ro2">
          <table:table-cell office:value-type="string">
            <text:p>Mithril</text:p>
          </table:table-cell>
          <table:table-cell office:value-type="float" office:value="3">
            <text:p>3</text:p>
          </table:table-cell>
          <table:table-cell office:value-type="currency" office:currency="USD" office:value="7500">
            <text:p>$7,500.00</text:p>
          </table:table-cell>
          <table:table-cell/>
          <table:table-cell table:formula="of:=[.$C15]*[.E$2]" office:value-type="currency" office:currency="USD" office:value="67500">
            <text:p>$67,500.00</text:p>
          </table:table-cell>
          <table:table-cell table:formula="of:=[.$C15]*[.F$2]" office:value-type="currency" office:currency="USD" office:value="135000">
            <text:p>$135,000.00</text:p>
          </table:table-cell>
          <table:table-cell table:formula="of:=[.$C15]*[.G$2]" office:value-type="currency" office:currency="USD" office:value="210000">
            <text:p>$210,000.00</text:p>
          </table:table-cell>
          <table:table-cell table:formula="of:=[.$C15]*[.H$2]" office:value-type="currency" office:currency="USD" office:value="3112500">
            <text:p>$3,112,500.00</text:p>
          </table:table-cell>
          <table:table-cell table:formula="of:=[.$C15]*[.I$2]" office:value-type="currency" office:currency="USD" office:value="5812500">
            <text:p>$5,812,500.00</text:p>
          </table:table-cell>
          <table:table-cell table:formula="of:=[.$C15]*[.J$2]" office:value-type="currency" office:currency="USD" office:value="4875000">
            <text:p>$4,875,000.00</text:p>
          </table:table-cell>
          <table:table-cell table:formula="of:=[.$C15]*[.K$2]" office:value-type="currency" office:currency="USD" office:value="9750000">
            <text:p>$9,750,000.00</text:p>
          </table:table-cell>
          <table:table-cell table:formula="of:=[.$C15]*[.L$2]" office:value-type="currency" office:currency="USD" office:value="5812500">
            <text:p>$5,812,500.00</text:p>
          </table:table-cell>
          <table:table-cell table:formula="of:=[.$C15]*[.M$2]" office:value-type="currency" office:currency="USD" office:value="6187500">
            <text:p>$6,187,500.00</text:p>
          </table:table-cell>
          <table:table-cell table:formula="of:=[.$C15]*[.N$2]" office:value-type="currency" office:currency="USD" office:value="8625000">
            <text:p>$8,625,000.00</text:p>
          </table:table-cell>
          <table:table-cell table:formula="of:=[.$C15]*[.O$2]" office:value-type="currency" office:currency="USD" office:value="19500000">
            <text:p>$19,500,000.00</text:p>
          </table:table-cell>
          <table:table-cell table:formula="of:=[.$C15]*[.P$2]" office:value-type="currency" office:currency="USD" office:value="43800000">
            <text:p>$43,800,000.00</text:p>
          </table:table-cell>
          <table:table-cell table:formula="of:=[.$C15]*[.Q$2]" office:value-type="currency" office:currency="USD" office:value="90000000">
            <text:p>$90,000,000.00</text:p>
          </table:table-cell>
          <table:table-cell table:formula="of:=[.$C15]*[.R$2]" office:value-type="currency" office:currency="USD" office:value="135000000">
            <text:p>$135,000,000.00</text:p>
          </table:table-cell>
          <table:table-cell table:number-columns-repeated="1006"/>
        </table:table-row>
        <table:table-row table:style-name="ro2">
          <table:table-cell office:value-type="string">
            <text:p>Dragonscale</text:p>
          </table:table-cell>
          <table:table-cell office:value-type="float" office:value="3">
            <text:p>3</text:p>
          </table:table-cell>
          <table:table-cell office:value-type="currency" office:currency="USD" office:value="32000">
            <text:p>$32,000.00</text:p>
          </table:table-cell>
          <table:table-cell/>
          <table:table-cell table:formula="of:=[.$C16]*[.E$2]" office:value-type="currency" office:currency="USD" office:value="288000">
            <text:p>$288,000.00</text:p>
          </table:table-cell>
          <table:table-cell table:formula="of:=[.$C16]*[.F$2]" office:value-type="currency" office:currency="USD" office:value="576000">
            <text:p>$576,000.00</text:p>
          </table:table-cell>
          <table:table-cell table:formula="of:=[.$C16]*[.G$2]" office:value-type="currency" office:currency="USD" office:value="896000">
            <text:p>$896,000.00</text:p>
          </table:table-cell>
          <table:table-cell table:formula="of:=[.$C16]*[.H$2]" office:value-type="currency" office:currency="USD" office:value="13280000">
            <text:p>$13,280,000.00</text:p>
          </table:table-cell>
          <table:table-cell table:formula="of:=[.$C16]*[.I$2]" office:value-type="currency" office:currency="USD" office:value="24800000">
            <text:p>$24,800,000.00</text:p>
          </table:table-cell>
          <table:table-cell table:formula="of:=[.$C16]*[.J$2]" office:value-type="currency" office:currency="USD" office:value="20800000">
            <text:p>$20,800,000.00</text:p>
          </table:table-cell>
          <table:table-cell table:formula="of:=[.$C16]*[.K$2]" office:value-type="currency" office:currency="USD" office:value="41600000">
            <text:p>$41,600,000.00</text:p>
          </table:table-cell>
          <table:table-cell table:formula="of:=[.$C16]*[.L$2]" office:value-type="currency" office:currency="USD" office:value="24800000">
            <text:p>$24,800,000.00</text:p>
          </table:table-cell>
          <table:table-cell table:formula="of:=[.$C16]*[.M$2]" office:value-type="currency" office:currency="USD" office:value="26400000">
            <text:p>$26,400,000.00</text:p>
          </table:table-cell>
          <table:table-cell table:formula="of:=[.$C16]*[.N$2]" office:value-type="currency" office:currency="USD" office:value="36800000">
            <text:p>$36,800,000.00</text:p>
          </table:table-cell>
          <table:table-cell table:formula="of:=[.$C16]*[.O$2]" office:value-type="currency" office:currency="USD" office:value="83200000">
            <text:p>$83,200,000.00</text:p>
          </table:table-cell>
          <table:table-cell table:formula="of:=[.$C16]*[.P$2]" office:value-type="currency" office:currency="USD" office:value="186880000">
            <text:p>$186,880,000.00</text:p>
          </table:table-cell>
          <table:table-cell table:formula="of:=[.$C16]*[.Q$2]" office:value-type="currency" office:currency="USD" office:value="384000000">
            <text:p>$384,000,000.00</text:p>
          </table:table-cell>
          <table:table-cell table:formula="of:=[.$C16]*[.R$2]" office:value-type="currency" office:currency="USD" office:value="576000000">
            <text:p>$576,000,000.00</text:p>
          </table:table-cell>
          <table:table-cell table:number-columns-repeated="100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4">05/04/2024</text:date>, <text:time>04:1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4T03:37:34.98</meta:creation-date>
    <dc:date>2024-05-04T04:15:19.57</dc:date>
    <meta:editing-duration>PT37M44S</meta:editing-duration>
    <meta:editing-cycles>2</meta:editing-cycles>
    <meta:generator>OpenOffice/4.1.13$Win32 OpenOffice.org_project/4113m1$Build-9810</meta:generator>
    <meta:document-statistic meta:table-count="3" meta:cell-count="253" meta:object-count="0"/>
  </office:meta>
</office:document-meta>
</file>